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3123175099552433324" text:style-name="L1">
        <text:list-item>
          <text:list>
            <text:list-header>
              <text:p text:style-name="P14">34.8 miles in the last week</text:p>
              <text:p text:style-name="P16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124279343640432907" text:style-name="L2">
        <text:list-item>
          <text:list>
            <text:list-header>
              <text:p text:style-name="P18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3776587" text:continue-numbering="true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10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0"/>
      <text:p text:style-name="P10">37.5 miles in the last week</text:p>
      <text:p text:style-name="P10"><text:soft-page-break/></text:p>
      <text:p text:style-name="P10"/>
      <text:p text:style-name="P10"/>
      <text:p text:style-name="P9"/>
      <text:p text:style-name="P9"/>
      <text:p text:style-name="P9"/>
      <text:p text:style-name="P10"/>
      <text:p text:style-name="P1"/>
      <text:p text:style-name="P2"/>
      <text:p text:style-name="P2"><text:s text:c="2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16T13:59:53.94</dc:date>
    <dc:creator>James Lombardi</dc:creator>
    <meta:editing-duration>P1DT19H3M41S</meta:editing-duration>
    <meta:editing-cycles>158</meta:editing-cycles>
    <meta:generator>OpenOffice/4.1.2$Win32 OpenOffice.org_project/412m3$Build-9782</meta:generator>
    <meta:document-statistic meta:table-count="0" meta:image-count="0" meta:object-count="0" meta:page-count="8" meta:paragraph-count="168" meta:word-count="2589" meta:character-count="12313"/>
  </office:meta>
</office:document-meta>
</file>